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852769375" calcext:value-type="float">
            <text:p>1,852769375</text:p>
          </table:table-cell>
          <table:table-cell office:value-type="float" office:value="0.441716522" calcext:value-type="float">
            <text:p>0,441716522</text:p>
          </table:table-cell>
          <table:table-cell office:value-type="float" office:value="0.009560605511" calcext:value-type="float">
            <text:p>0,0095606055</text:p>
          </table:table-cell>
          <table:table-cell office:value-type="float" office:value="0.0008512867498" calcext:value-type="float">
            <text:p>0,00085128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451" calcext:value-type="float">
            <text:p>16451</text:p>
          </table:table-cell>
          <table:table-cell office:value-type="float" office:value="1.629833817" calcext:value-type="float">
            <text:p>1,629833817</text:p>
          </table:table-cell>
          <table:table-cell office:value-type="float" office:value="0.4806078374" calcext:value-type="float">
            <text:p>0,4806078374</text:p>
          </table:table-cell>
          <table:table-cell office:value-type="float" office:value="0.00295114913" calcext:value-type="float">
            <text:p>0,0029511491</text:p>
          </table:table-cell>
          <table:table-cell office:value-type="float" office:value="0.0002197664144" calcext:value-type="float">
            <text:p>0,00021976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805" calcext:value-type="float">
            <text:p>16805</text:p>
          </table:table-cell>
          <table:table-cell office:value-type="float" office:value="1.1914078" calcext:value-type="float">
            <text:p>1,1914078</text:p>
          </table:table-cell>
          <table:table-cell office:value-type="float" office:value="0.5466831923" calcext:value-type="float">
            <text:p>0,5466831923</text:p>
          </table:table-cell>
          <table:table-cell office:value-type="float" office:value="0.001321653603" calcext:value-type="float">
            <text:p>0,0013216536</text:p>
          </table:table-cell>
          <table:table-cell table:style-name="ce1" office:value-type="float" office:value="0.0000307361297" calcext:value-type="float">
            <text:p>3,07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026" calcext:value-type="float">
            <text:p>17026</text:p>
          </table:table-cell>
          <table:table-cell office:value-type="float" office:value="1.432708859" calcext:value-type="float">
            <text:p>1,432708859</text:p>
          </table:table-cell>
          <table:table-cell office:value-type="float" office:value="0.5673093796" calcext:value-type="float">
            <text:p>0,5673093796</text:p>
          </table:table-cell>
          <table:table-cell office:value-type="float" office:value="0.001213665935" calcext:value-type="float">
            <text:p>0,0012136659</text:p>
          </table:table-cell>
          <table:table-cell table:style-name="ce1" office:value-type="float" office:value="0.00009102494369" calcext:value-type="float">
            <text:p>9,10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202" calcext:value-type="float">
            <text:p>17202</text:p>
          </table:table-cell>
          <table:table-cell office:value-type="float" office:value="1.400808215" calcext:value-type="float">
            <text:p>1,400808215</text:p>
          </table:table-cell>
          <table:table-cell office:value-type="float" office:value="0.5761983395" calcext:value-type="float">
            <text:p>0,5761983395</text:p>
          </table:table-cell>
          <table:table-cell office:value-type="float" office:value="0.001201525913" calcext:value-type="float">
            <text:p>0,0012015259</text:p>
          </table:table-cell>
          <table:table-cell office:value-type="float" office:value="0.0001201525956" calcext:value-type="float">
            <text:p>0,00012015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326" calcext:value-type="float">
            <text:p>17326</text:p>
          </table:table-cell>
          <table:table-cell office:value-type="float" office:value="1.578314662" calcext:value-type="float">
            <text:p>1,578314662</text:p>
          </table:table-cell>
          <table:table-cell office:value-type="float" office:value="0.4936538637" calcext:value-type="float">
            <text:p>0,4936538637</text:p>
          </table:table-cell>
          <table:table-cell office:value-type="float" office:value="0.001342361909" calcext:value-type="float">
            <text:p>0,0013423619</text:p>
          </table:table-cell>
          <table:table-cell table:style-name="ce1" office:value-type="float" office:value="0.00008949080075" calcext:value-type="float">
            <text:p>8,95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556" calcext:value-type="float">
            <text:p>17556</text:p>
          </table:table-cell>
          <table:table-cell office:value-type="float" office:value="1.333361149" calcext:value-type="float">
            <text:p>1,333361149</text:p>
          </table:table-cell>
          <table:table-cell office:value-type="float" office:value="0.5588114858" calcext:value-type="float">
            <text:p>0,5588114858</text:p>
          </table:table-cell>
          <table:table-cell office:value-type="float" office:value="0.0009133496205" calcext:value-type="float">
            <text:p>0,0009133496</text:p>
          </table:table-cell>
          <table:table-cell table:style-name="ce1" office:value-type="float" office:value="0.00005892578338" calcext:value-type="float">
            <text:p>5,89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721" calcext:value-type="float">
            <text:p>17721</text:p>
          </table:table-cell>
          <table:table-cell office:value-type="float" office:value="1.561568379" calcext:value-type="float">
            <text:p>1,561568379</text:p>
          </table:table-cell>
          <table:table-cell office:value-type="float" office:value="0.4741912484" calcext:value-type="float">
            <text:p>0,4741912484</text:p>
          </table:table-cell>
          <table:table-cell office:value-type="float" office:value="0.001693974715" calcext:value-type="float">
            <text:p>0,0016939747</text:p>
          </table:table-cell>
          <table:table-cell office:value-type="float" office:value="0.0002044452267" calcext:value-type="float">
            <text:p>0,000204445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07" calcext:value-type="float">
            <text:p>18007</text:p>
          </table:table-cell>
          <table:table-cell office:value-type="float" office:value="1.340471148" calcext:value-type="float">
            <text:p>1,340471148</text:p>
          </table:table-cell>
          <table:table-cell office:value-type="float" office:value="0.5438712835" calcext:value-type="float">
            <text:p>0,5438712835</text:p>
          </table:table-cell>
          <table:table-cell office:value-type="float" office:value="0.001409382443" calcext:value-type="float">
            <text:p>0,0014093824</text:p>
          </table:table-cell>
          <table:table-cell table:style-name="ce1" office:value-type="float" office:value="0.00005752581637" calcext:value-type="float">
            <text:p>5,75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274" calcext:value-type="float">
            <text:p>18274</text:p>
          </table:table-cell>
          <table:table-cell office:value-type="float" office:value="1.420112491" calcext:value-type="float">
            <text:p>1,420112491</text:p>
          </table:table-cell>
          <table:table-cell office:value-type="float" office:value="0.5270452499" calcext:value-type="float">
            <text:p>0,5270452499</text:p>
          </table:table-cell>
          <table:table-cell office:value-type="float" office:value="0.001531654154" calcext:value-type="float">
            <text:p>0,0015316542</text:p>
          </table:table-cell>
          <table:table-cell office:value-type="float" office:value="0.000198547772" calcext:value-type="float">
            <text:p>0,0001985478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741355895" calcext:value-type="float">
            <text:p>1,4741355895</text:p>
          </table:table-cell>
          <table:table-cell table:formula="of:=AVERAGE([.D2:.D11])" office:value-type="float" office:value="0.52100884021" calcext:value-type="float">
            <text:p>0,5210088402</text:p>
          </table:table-cell>
          <table:table-cell table:formula="of:=AVERAGE([.E2:.E11])" office:value-type="float" office:value="0.00231393229335" calcext:value-type="float">
            <text:p>0,0023139323</text:p>
          </table:table-cell>
          <table:table-cell table:formula="of:=AVERAGE([.F2:.F11])" office:value-type="float" office:value="0.000192190223239" calcext:value-type="float">
            <text:p>0,0001921902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41:01.791455861</dc:date>
    <meta:generator>LibreOffice/4.1.5.3$Linux_X86_64 LibreOffice_project/410m0$Build-3</meta:generator>
    <meta:editing-duration>P0D</meta:editing-duration>
    <meta:editing-cycles>1</meta:editing-cycles>
    <meta:document-statistic meta:table-count="1" meta:cell-count="70" meta:object-count="0"/>
  </office:meta>
</office:document-meta>
</file>